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AdaptersTests.putShouldOverrideExisting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AdaptersTests.addShouldKeepOrdering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AdaptersTests.nullValuesShouldNotFail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AdaptersTests.shouldFailIfHeaderRemovedFromKeyset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sAdaptersTests.sizeWithMultipleValuesForHeaderShouldCountHeaders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Adapters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adersAdaptersTests.getWithUnknownHeaderShouldReturnNull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AdaptersTests.keySetShouldNotDuplicateHeaderNames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AdaptersTests.containsKeyShouldBeCaseInsensitive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sAdaptersTests.getFirstWithUnknownHeaderShouldReturnNull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AdaptersTests.shouldReflectChangesOnKeyset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